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" svg:font-family="ubuntu"/>
    <style:font-face style:name="Lato Thin" svg:font-family="'Lato Thi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fo:color="#00a933" style:font-name="Liberation Sans" fo:language="en" fo:country="US" officeooo:paragraph-rsid="0004ef88"/>
    </style:style>
    <style:style style:name="P5" style:family="paragraph">
      <style:text-properties fo:color="#00a933" style:font-name="Liberation Sans"/>
    </style:style>
    <style:style style:name="P6" style:family="paragraph" style:parent-style-name="Heading_20_2">
      <style:text-properties fo:color="#2a6099" style:font-name="Liberation Sans" fo:language="en" fo:country="US" officeooo:paragraph-rsid="0004ef88"/>
    </style:style>
    <style:style style:name="P7" style:family="paragraph" style:parent-style-name="Heading_20_3">
      <style:text-properties style:font-name="Liberation Sans" fo:language="en" fo:country="US" officeooo:rsid="0ada4a17" officeooo:paragraph-rsid="0004ef88"/>
    </style:style>
    <style:style style:name="P8" style:family="paragraph" style:parent-style-name="Heading_20_3">
      <style:text-properties fo:color="#2a6099" style:font-name="Liberation Sans" fo:language="en" fo:country="US" officeooo:paragraph-rsid="009361db"/>
    </style:style>
    <style:style style:name="P9" style:family="paragraph" style:parent-style-name="Standard" style:list-style-name="L1">
      <style:text-properties fo:color="#f58220" style:font-name="Liberation Sans" fo:font-size="11pt" fo:language="en" fo:country="US" officeooo:rsid="008ce4f7" officeooo:paragraph-rsid="0004ef88" fo:background-color="transparent" style:font-size-asian="11pt" style:font-size-complex="11pt"/>
    </style:style>
    <style:style style:name="P10" style:family="paragraph" style:parent-style-name="Standard" style:list-style-name="L1">
      <style:text-properties fo:color="#c9211e" style:font-name="Liberation Sans" fo:font-size="11pt" fo:language="en" fo:country="US" officeooo:rsid="0a0abb14" officeooo:paragraph-rsid="0004ef88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color="#0066b3" style:font-name="Liberation Sans" fo:font-size="11pt" fo:language="en" fo:country="US" fo:font-weight="normal" officeooo:rsid="0375e11c" officeooo:paragraph-rsid="0004ef88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81d41a" style:font-name="Liberation Sans" fo:font-size="11pt" fo:language="en" fo:country="US" fo:font-weight="bold" officeooo:rsid="00f12920" officeooo:paragraph-rsid="00f12920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81d41a" style:font-name="Liberation Sans" fo:font-size="11pt" fo:language="en" fo:country="US" fo:font-weight="bold" officeooo:rsid="00f8f4e6" officeooo:paragraph-rsid="00f8f4e6" fo:background-color="transparent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Sans" fo:font-size="11pt" fo:language="en" fo:country="US" fo:font-weight="bold" officeooo:rsid="00095a29" officeooo:paragraph-rsid="0004ef88" fo:background-color="transparent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1pt" fo:language="en" fo:country="US" fo:font-weight="bold" officeooo:rsid="005dff04" officeooo:paragraph-rsid="0077487d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Liberation Sans" fo:font-size="11pt" fo:language="en" fo:country="US" fo:font-weight="bold" officeooo:rsid="07344ac5" officeooo:paragraph-rsid="006b5839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Liberation Sans" fo:font-size="11pt" fo:language="en" fo:country="US" fo:font-weight="bold" officeooo:rsid="008964ea" officeooo:paragraph-rsid="0004ef88" fo:background-color="transparent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Liberation Sans" fo:font-size="11pt" fo:language="en" fo:country="US" officeooo:paragraph-rsid="0004ef88" fo:background-color="transparent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1895bc" officeooo:paragraph-rsid="0004ef88" fo:background-color="transparent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31b1b0" officeooo:paragraph-rsid="0004ef88" fo:background-color="transparent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3603b6" officeooo:paragraph-rsid="0004ef88" fo:background-color="transparent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2b9ea0" officeooo:paragraph-rsid="002b9ea0" fo:background-color="transparent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3da7db" officeooo:paragraph-rsid="0004ef88" fo:background-color="transparent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4afc90" officeooo:paragraph-rsid="0004ef88" fo:background-color="transparent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50f5da" officeooo:paragraph-rsid="0004ef88" fo:background-color="transparent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520fee" officeooo:paragraph-rsid="0004ef88" fo:background-color="transparent" style:font-size-asian="11pt" style:font-size-complex="11pt"/>
    </style:style>
    <style:style style:name="P27" style:family="paragraph" style:parent-style-name="Standard">
      <style:text-properties style:font-name="Liberation Sans" fo:font-size="11pt" fo:language="en" fo:country="US" officeooo:paragraph-rsid="005dff04" fo:background-color="transparent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6613b4" officeooo:paragraph-rsid="006613b4" fo:background-color="transparent" style:font-size-asian="11pt" style:font-size-complex="11pt"/>
    </style:style>
    <style:style style:name="P29" style:family="paragraph" style:parent-style-name="Standard">
      <style:text-properties style:font-name="Liberation Sans" fo:font-size="11pt" fo:language="en" fo:country="US" officeooo:paragraph-rsid="006b5839" fo:background-color="transparent" style:font-size-asian="11pt" style:font-size-complex="11pt"/>
    </style:style>
    <style:style style:name="P30" style:family="paragraph" style:parent-style-name="Standard">
      <style:text-properties style:font-name="Liberation Sans" fo:font-size="11pt" fo:language="en" fo:country="US" officeooo:rsid="08687824" officeooo:paragraph-rsid="0004ef88" fo:background-color="transparent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e51176" officeooo:paragraph-rsid="00e51176" fo:background-color="transparent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f12920" officeooo:paragraph-rsid="00f12920" fo:background-color="transparent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f6ea27" officeooo:paragraph-rsid="00f6ea27" fo:background-color="transparent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f8f4e6" officeooo:paragraph-rsid="00f8f4e6" fo:background-color="transparent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fa8d4a" officeooo:paragraph-rsid="00fa8d4a" fo:background-color="transparent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paragraph-rsid="0004ef88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paragraph-rsid="00256854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paragraph-rsid="007f8be3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3dbbc2" officeooo:paragraph-rsid="003dbbc2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4a1b32" officeooo:paragraph-rsid="004a1b32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4dbc2a" officeooo:paragraph-rsid="0004ef88" style:font-size-asian="11pt" style:font-size-complex="11pt"/>
    </style:style>
    <style:style style:name="P42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5a52cd" officeooo:paragraph-rsid="005a52cd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8113a8" officeooo:paragraph-rsid="008cd0d1" style:font-size-asian="11pt" style:font-size-complex="11pt"/>
    </style:style>
    <style:style style:name="P44" style:family="paragraph" style:parent-style-name="Standard" style:list-style-name="L1">
      <style:text-properties style:font-name="Liberation Sans" fo:font-size="11pt" fo:language="en" fo:country="US" officeooo:paragraph-rsid="0004ef88" style:font-size-asian="11pt" style:font-size-complex="11pt"/>
    </style:style>
    <style:style style:name="P45" style:family="paragraph" style:parent-style-name="Standard">
      <style:paragraph-properties fo:text-align="start" style:justify-single-word="false"/>
      <style:text-properties style:font-name="Liberation Sans" fo:font-size="11pt" fo:language="en" fo:country="US" officeooo:rsid="000a875a" officeooo:paragraph-rsid="0004ef88" style:font-size-asian="11pt" style:font-size-complex="11pt"/>
    </style:style>
    <style:style style:name="P46" style:family="paragraph" style:parent-style-name="Standard">
      <style:paragraph-properties fo:text-align="start" style:justify-single-word="false"/>
      <style:text-properties style:font-name="Liberation Sans" fo:font-size="12pt" fo:language="en" fo:country="US" fo:font-weight="bold" officeooo:rsid="00c43a15" officeooo:paragraph-rsid="00c43a15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ans" fo:font-size="12pt" fo:language="en" fo:country="US" fo:font-weight="bold" officeooo:rsid="00c7f06c" officeooo:paragraph-rsid="00c7f06c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ans" fo:font-size="12pt" fo:language="en" fo:country="US" officeooo:rsid="00951671" officeooo:paragraph-rsid="00a84939" fo:background-color="transparent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style:font-name="Liberation Sans" fo:font-size="12pt" fo:language="en" fo:country="US" officeooo:rsid="00a9fa94" officeooo:paragraph-rsid="00abf5df" fo:background-color="transparent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style:font-name="Liberation Sans" fo:font-size="12pt" fo:language="en" fo:country="US" officeooo:rsid="00aeffe8" officeooo:paragraph-rsid="00b7eafa" fo:background-color="transparent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Liberation Sans" fo:font-size="12pt" fo:language="en" fo:country="US" officeooo:rsid="00bae23a" officeooo:paragraph-rsid="00bae23a" fo:background-color="transparent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Liberation Sans" fo:font-size="12pt" fo:language="en" fo:country="US" officeooo:rsid="00c43a15" officeooo:paragraph-rsid="00c43a15" fo:background-color="transparent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Liberation Sans" fo:font-size="12pt" fo:language="en" fo:country="US" officeooo:rsid="00c50338" officeooo:paragraph-rsid="00c50338" fo:background-color="transparent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font-name="Liberation Sans" fo:font-size="12pt" fo:language="en" fo:country="US" officeooo:rsid="00c7f06c" officeooo:paragraph-rsid="00c7f06c" fo:background-color="transparent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Liberation Sans" fo:font-size="12pt" fo:language="en" fo:country="US" officeooo:rsid="00c81427" officeooo:paragraph-rsid="00cdf2e4" fo:background-color="transparent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Liberation Sans" fo:font-size="12pt" fo:language="en" fo:country="US" officeooo:rsid="00df8819" officeooo:paragraph-rsid="00df8819" fo:background-color="transparent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Liberation Sans" fo:font-size="12pt" fo:language="en" fo:country="US" officeooo:rsid="00e51176" officeooo:paragraph-rsid="00e51176" fo:background-color="transparent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color="#000000" style:font-name="Liberation Sans" fo:font-size="11pt" fo:language="en" fo:country="US" fo:font-weight="normal" officeooo:rsid="01231175" officeooo:paragraph-rsid="01231175" fo:background-color="transparent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Liberation Sans" fo:font-size="11pt" fo:language="en" fo:country="US" fo:font-weight="normal" officeooo:rsid="01279aec" officeooo:paragraph-rsid="01279aec" fo:background-color="transparent" style:font-size-asian="11pt" style:font-weight-asian="normal" style:font-size-complex="11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style:font-name="Liberation Sans" fo:font-size="11pt" fo:language="en" fo:country="US" fo:font-weight="normal" officeooo:rsid="012d1887" officeooo:paragraph-rsid="012d1887" fo:background-color="transparent" style:font-size-asian="11pt" style:font-weight-asian="normal" style:font-size-complex="11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style:font-name="Liberation Sans" fo:font-size="11pt" fo:language="en" fo:country="US" fo:font-weight="normal" officeooo:rsid="01313717" officeooo:paragraph-rsid="01313717" fo:background-color="transparent" style:font-size-asian="11pt" style:font-weight-asian="normal" style:font-size-complex="11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style:font-name="Liberation Sans" fo:font-size="11pt" fo:language="en" fo:country="US" fo:font-weight="normal" officeooo:rsid="0134407c" officeooo:paragraph-rsid="0134407c" fo:background-color="transparent" style:font-size-asian="11pt" style:font-weight-asian="normal" style:font-size-complex="11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style:font-name="Liberation Sans" fo:font-size="11pt" fo:language="en" fo:country="US" fo:font-weight="normal" officeooo:rsid="01512d84" officeooo:paragraph-rsid="01512d84" fo:background-color="transparent" style:font-size-asian="11pt" style:font-weight-asian="normal" style:font-size-complex="11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style:font-name="Liberation Sans" fo:font-size="11pt" fo:language="en" fo:country="US" fo:font-weight="bold" officeooo:rsid="01279aec" officeooo:paragraph-rsid="01279aec" fo:background-color="transparent" style:font-size-asian="11pt" style:font-weight-asian="bold" style:font-size-complex="11pt" style:font-weight-complex="bold"/>
    </style:style>
    <style:style style:name="P65" style:family="paragraph" style:parent-style-name="Standard" style:list-style-name="L3">
      <style:paragraph-properties fo:text-align="start" style:justify-single-word="false"/>
      <style:text-properties fo:color="#000000" style:font-name="Liberation Sans" fo:font-size="11pt" fo:language="en" fo:country="US" fo:font-weight="bold" officeooo:rsid="013752d8" officeooo:paragraph-rsid="013752d8" fo:background-color="transparent" style:font-size-asian="11pt" style:font-weight-asian="bold" style:font-size-complex="11pt" style:font-weight-complex="bold"/>
    </style:style>
    <style:style style:name="P66" style:family="paragraph" style:parent-style-name="Standard" style:list-style-name="L3">
      <style:paragraph-properties fo:text-align="start" style:justify-single-word="false"/>
      <style:text-properties fo:color="#000000" style:font-name="Liberation Sans" fo:font-size="11pt" fo:language="en" fo:country="US" fo:font-weight="bold" officeooo:rsid="013c6561" officeooo:paragraph-rsid="013c6561" fo:background-color="transparent" style:font-size-asian="11pt" style:font-weight-asian="bold" style:font-size-complex="11pt" style:font-weight-complex="bold"/>
    </style:style>
    <style:style style:name="P67" style:family="paragraph" style:parent-style-name="Standard" style:list-style-name="L3">
      <style:paragraph-properties fo:text-align="start" style:justify-single-word="false"/>
      <style:text-properties fo:color="#000000" style:font-name="Liberation Sans" fo:font-size="11pt" fo:language="en" fo:country="US" fo:font-weight="bold" officeooo:rsid="01458a36" officeooo:paragraph-rsid="01458a36" fo:background-color="transparent" style:font-size-asian="11pt" style:font-weight-asian="bold" style:font-size-complex="11pt" style:font-weight-complex="bold"/>
    </style:style>
    <style:style style:name="P68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style:font-name="Liberation Sans" fo:font-size="11pt" fo:language="en" fo:country="US" officeooo:rsid="001304f3" officeooo:paragraph-rsid="0004ef88" fo:background-color="transparent" style:font-size-asian="11pt" style:font-size-complex="11pt"/>
    </style:style>
    <style:style style:name="P69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style:font-name="Liberation Sans" fo:font-size="11pt" fo:language="en" fo:country="US" officeooo:rsid="0004de30" officeooo:paragraph-rsid="0004ef88" fo:background-color="transparent" style:font-size-asian="11pt" style:font-size-complex="11pt"/>
    </style:style>
    <style:style style:name="P70" style:family="paragraph">
      <style:text-properties style:font-name="Liberation Sans" fo:font-size="11pt" fo:language="en" fo:country="US" style:font-size-asian="11pt" style:font-size-complex="11pt"/>
    </style:style>
    <style:style style:name="P71" style:family="paragraph" style:parent-style-name="Subtitle">
      <style:text-properties style:font-name="Liberation Sans"/>
    </style:style>
    <style:style style:name="P72" style:family="paragraph" style:parent-style-name="Title">
      <style:text-properties style:font-name="Liberation Sans" officeooo:paragraph-rsid="0004ef88"/>
    </style:style>
    <style:style style:name="T1" style:family="text">
      <style:text-properties fo:color="#81d41a"/>
    </style:style>
    <style:style style:name="T2" style:family="text">
      <style:text-properties fo:color="#81d41a" officeooo:rsid="07311f35"/>
    </style:style>
    <style:style style:name="T3" style:family="text">
      <style:text-properties fo:color="#81d41a" fo:font-weight="bold" officeooo:rsid="00b5f277" style:font-weight-asian="bold" style:font-weight-complex="bold"/>
    </style:style>
    <style:style style:name="T4" style:family="text">
      <style:text-properties fo:color="#81d41a" fo:font-weight="bold" officeooo:rsid="0050f5da" fo:background-color="transparent" loext:char-shading-value="0" style:font-weight-asian="bold" style:font-weight-complex="bold"/>
    </style:style>
    <style:style style:name="T5" style:family="text">
      <style:text-properties fo:color="#81d41a" fo:font-weight="bold" officeooo:rsid="00520fee" fo:background-color="transparent" loext:char-shading-value="0" style:font-weight-asian="bold" style:font-weight-complex="bold"/>
    </style:style>
    <style:style style:name="T6" style:family="text">
      <style:text-properties fo:color="#81d41a" fo:font-weight="bold" officeooo:rsid="0053df29" fo:background-color="transparent" loext:char-shading-value="0" style:font-weight-asian="bold" style:font-weight-complex="bold"/>
    </style:style>
    <style:style style:name="T7" style:family="text">
      <style:text-properties fo:color="#81d41a" fo:font-weight="bold" officeooo:rsid="0ac8e974" fo:background-color="transparent" loext:char-shading-value="0" style:font-weight-asian="bold" style:font-weight-complex="bold"/>
    </style:style>
    <style:style style:name="T8" style:family="text">
      <style:text-properties fo:color="#81d41a" officeooo:rsid="0012c577" fo:background-color="transparent" loext:char-shading-value="0"/>
    </style:style>
    <style:style style:name="T9" style:family="text">
      <style:text-properties fo:color="#81d41a" officeooo:rsid="030f2e37" fo:background-color="transparent" loext:char-shading-value="0"/>
    </style:style>
    <style:style style:name="T10" style:family="text">
      <style:text-properties fo:color="#81d41a" officeooo:rsid="00272b2b" fo:background-color="transparent" loext:char-shading-value="0"/>
    </style:style>
    <style:style style:name="T11" style:family="text">
      <style:text-properties fo:color="#81d41a" officeooo:rsid="0310a109" fo:background-color="transparent" loext:char-shading-value="0"/>
    </style:style>
    <style:style style:name="T12" style:family="text">
      <style:text-properties fo:language="en" fo:country="US"/>
    </style:style>
    <style:style style:name="T13" style:family="text">
      <style:text-properties officeooo:rsid="006581c1"/>
    </style:style>
    <style:style style:name="T14" style:family="text">
      <style:text-properties officeooo:rsid="07575b29"/>
    </style:style>
    <style:style style:name="T15" style:family="text">
      <style:text-properties fo:color="#ce181e" officeooo:rsid="00633a0f" fo:background-color="transparent" loext:char-shading-value="0"/>
    </style:style>
    <style:style style:name="T16" style:family="text">
      <style:text-properties fo:color="#ce181e" officeooo:rsid="008aeb77" fo:background-color="transparent" loext:char-shading-value="0"/>
    </style:style>
    <style:style style:name="T17" style:family="text">
      <style:text-properties fo:color="#ce181e" officeooo:rsid="002359f7" fo:background-color="transparent" loext:char-shading-value="0"/>
    </style:style>
    <style:style style:name="T18" style:family="text">
      <style:text-properties fo:color="#00a65d" officeooo:rsid="00633a0f" fo:background-color="transparent" loext:char-shading-value="0"/>
    </style:style>
    <style:style style:name="T19" style:family="text">
      <style:text-properties fo:color="#00a65d" officeooo:rsid="008c789a" fo:background-color="transparent" loext:char-shading-value="0"/>
    </style:style>
    <style:style style:name="T20" style:family="text">
      <style:text-properties fo:color="#00a65d" officeooo:rsid="0024518f" fo:background-color="transparent" loext:char-shading-value="0"/>
    </style:style>
    <style:style style:name="T21" style:family="text">
      <style:text-properties fo:color="#0066b3" officeooo:rsid="008c789a" fo:background-color="transparent" loext:char-shading-value="0"/>
    </style:style>
    <style:style style:name="T22" style:family="text">
      <style:text-properties fo:color="#0066b3" officeooo:rsid="00633a0f" fo:background-color="transparent" loext:char-shading-value="0"/>
    </style:style>
    <style:style style:name="T23" style:family="text">
      <style:text-properties fo:color="#0066b3" officeooo:rsid="00264752" fo:background-color="transparent" loext:char-shading-value="0"/>
    </style:style>
    <style:style style:name="T24" style:family="text">
      <style:text-properties officeooo:rsid="00269f5c"/>
    </style:style>
    <style:style style:name="T25" style:family="text">
      <style:text-properties officeooo:rsid="008dcad7"/>
    </style:style>
    <style:style style:name="T26" style:family="text">
      <style:text-properties fo:color="#666666"/>
    </style:style>
    <style:style style:name="T27" style:family="text">
      <style:text-properties fo:color="#666666" fo:font-weight="bold" officeooo:rsid="004e9275" fo:background-color="transparent" loext:char-shading-value="0" style:font-weight-asian="bold" style:font-weight-complex="bold"/>
    </style:style>
    <style:style style:name="T28" style:family="text">
      <style:text-properties fo:color="#666666" fo:font-weight="bold" officeooo:rsid="04352a23" style:font-weight-asian="bold" style:font-weight-complex="bold"/>
    </style:style>
    <style:style style:name="T29" style:family="text">
      <style:text-properties fo:color="#666666" fo:font-weight="bold" officeooo:rsid="00abf5df" style:font-weight-asian="bold" style:font-weight-complex="bold"/>
    </style:style>
    <style:style style:name="T30" style:family="text">
      <style:text-properties fo:color="#666666" fo:font-weight="bold" officeooo:rsid="00b5f277" style:font-weight-asian="bold" style:font-weight-complex="bold"/>
    </style:style>
    <style:style style:name="T31" style:family="text">
      <style:text-properties fo:color="#666666" fo:font-weight="bold" officeooo:rsid="031d504d" style:font-weight-asian="bold" style:font-weight-complex="bold"/>
    </style:style>
    <style:style style:name="T32" style:family="text">
      <style:text-properties fo:color="#666666" officeooo:rsid="000b2ecc" fo:background-color="transparent" loext:char-shading-value="0"/>
    </style:style>
    <style:style style:name="T33" style:family="text">
      <style:text-properties fo:color="#666666" officeooo:rsid="000e52a2" fo:background-color="transparent" loext:char-shading-value="0"/>
    </style:style>
    <style:style style:name="T34" style:family="text">
      <style:text-properties fo:color="#666666" officeooo:rsid="00953cd7" fo:background-color="transparent" loext:char-shading-value="0"/>
    </style:style>
    <style:style style:name="T35" style:family="text">
      <style:text-properties fo:color="#666666" officeooo:rsid="008c789a" fo:background-color="transparent" loext:char-shading-value="0"/>
    </style:style>
    <style:style style:name="T36" style:family="text">
      <style:text-properties fo:color="#666666" officeooo:rsid="0029226c" fo:background-color="transparent" loext:char-shading-value="0"/>
    </style:style>
    <style:style style:name="T37" style:family="text">
      <style:text-properties fo:color="#666666" officeooo:rsid="008f328d" fo:background-color="transparent" loext:char-shading-value="0"/>
    </style:style>
    <style:style style:name="T38" style:family="text">
      <style:text-properties officeooo:rsid="00118d9b"/>
    </style:style>
    <style:style style:name="T39" style:family="text">
      <style:text-properties officeooo:rsid="001342fc"/>
    </style:style>
    <style:style style:name="T40" style:family="text">
      <style:text-properties officeooo:rsid="00127ec4"/>
    </style:style>
    <style:style style:name="T41" style:family="text">
      <style:text-properties officeooo:rsid="002e39c0"/>
    </style:style>
    <style:style style:name="T42" style:family="text">
      <style:text-properties officeooo:rsid="005c3fd7"/>
    </style:style>
    <style:style style:name="T43" style:family="text">
      <style:text-properties officeooo:rsid="003087d5"/>
    </style:style>
    <style:style style:name="T44" style:family="text">
      <style:text-properties officeooo:rsid="0061d763"/>
    </style:style>
    <style:style style:name="T45" style:family="text">
      <style:text-properties officeooo:rsid="0031daa3"/>
    </style:style>
    <style:style style:name="T46" style:family="text">
      <style:text-properties officeooo:rsid="00356107"/>
    </style:style>
    <style:style style:name="T47" style:family="text">
      <style:text-properties officeooo:rsid="0035a393"/>
    </style:style>
    <style:style style:name="T48" style:family="text">
      <style:text-properties officeooo:rsid="0035b549"/>
    </style:style>
    <style:style style:name="T49" style:family="text">
      <style:text-properties officeooo:rsid="005ec294"/>
    </style:style>
    <style:style style:name="T50" style:family="text">
      <style:text-properties officeooo:rsid="00328c7c"/>
    </style:style>
    <style:style style:name="T51" style:family="text">
      <style:text-properties officeooo:rsid="0037f9cc"/>
    </style:style>
    <style:style style:name="T52" style:family="text">
      <style:text-properties officeooo:rsid="00569b37"/>
    </style:style>
    <style:style style:name="T53" style:family="text">
      <style:text-properties officeooo:rsid="00586559"/>
    </style:style>
    <style:style style:name="T54" style:family="text">
      <style:text-properties officeooo:rsid="0058ca9d"/>
    </style:style>
    <style:style style:name="T55" style:family="text">
      <style:text-properties officeooo:rsid="0059d4e5"/>
    </style:style>
    <style:style style:name="T56" style:family="text">
      <style:text-properties officeooo:rsid="005ba0fb"/>
    </style:style>
    <style:style style:name="T57" style:family="text">
      <style:text-properties officeooo:rsid="003b79b2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3f9221" style:font-weight-asian="bold" style:font-weight-complex="bold"/>
    </style:style>
    <style:style style:name="T60" style:family="text">
      <style:text-properties fo:font-weight="bold" officeooo:rsid="00b5f277" style:font-weight-asian="bold" style:font-weight-complex="bold"/>
    </style:style>
    <style:style style:name="T61" style:family="text">
      <style:text-properties fo:font-weight="bold" officeooo:rsid="00c65d42" style:font-weight-asian="bold" style:font-weight-complex="bold"/>
    </style:style>
    <style:style style:name="T62" style:family="text">
      <style:text-properties fo:font-weight="bold" officeooo:rsid="03197071" style:font-weight-asian="bold" style:font-weight-complex="bold"/>
    </style:style>
    <style:style style:name="T63" style:family="text">
      <style:text-properties fo:font-weight="bold" officeooo:rsid="00ccc8ee" style:font-weight-asian="bold" style:font-weight-complex="bold"/>
    </style:style>
    <style:style style:name="T64" style:family="text">
      <style:text-properties officeooo:rsid="003f9221"/>
    </style:style>
    <style:style style:name="T65" style:family="text">
      <style:text-properties officeooo:rsid="004027e7"/>
    </style:style>
    <style:style style:name="T66" style:family="text">
      <style:text-properties officeooo:rsid="0041e56a"/>
    </style:style>
    <style:style style:name="T67" style:family="text">
      <style:text-properties officeooo:rsid="0042d92e"/>
    </style:style>
    <style:style style:name="T68" style:family="text">
      <style:text-properties officeooo:rsid="0043f2ad"/>
    </style:style>
    <style:style style:name="T69" style:family="text">
      <style:text-properties fo:color="#a3238e" officeooo:rsid="000cfcab" fo:background-color="transparent" loext:char-shading-value="0"/>
    </style:style>
    <style:style style:name="T70" style:family="text">
      <style:text-properties fo:color="#a3238e" officeooo:rsid="008c789a" fo:background-color="transparent" loext:char-shading-value="0"/>
    </style:style>
    <style:style style:name="T71" style:family="text">
      <style:text-properties fo:color="#a3238e" officeooo:rsid="001e339e" fo:background-color="transparent" loext:char-shading-value="0"/>
    </style:style>
    <style:style style:name="T72" style:family="text">
      <style:text-properties fo:color="#5c2d91" officeooo:rsid="001a3e83" fo:background-color="transparent" loext:char-shading-value="0"/>
    </style:style>
    <style:style style:name="T73" style:family="text">
      <style:text-properties fo:color="#5c2d91" officeooo:rsid="008c789a" fo:background-color="transparent" loext:char-shading-value="0"/>
    </style:style>
    <style:style style:name="T74" style:family="text">
      <style:text-properties fo:color="#5c2d91" officeooo:rsid="001c66ca" fo:background-color="transparent" loext:char-shading-value="0"/>
    </style:style>
    <style:style style:name="T75" style:family="text">
      <style:text-properties officeooo:rsid="005b8839"/>
    </style:style>
    <style:style style:name="T76" style:family="text">
      <style:text-properties officeooo:rsid="002386e8"/>
    </style:style>
    <style:style style:name="T77" style:family="text">
      <style:text-properties officeooo:rsid="00242eb3"/>
    </style:style>
    <style:style style:name="T78" style:family="text">
      <style:text-properties officeooo:rsid="0029e684"/>
    </style:style>
    <style:style style:name="T79" style:family="text">
      <style:text-properties officeooo:rsid="0066de92"/>
    </style:style>
    <style:style style:name="T80" style:family="text">
      <style:text-properties officeooo:rsid="0068d742"/>
    </style:style>
    <style:style style:name="T81" style:family="text">
      <style:text-properties fo:color="#808080" fo:font-weight="bold" officeooo:rsid="080f7b1c" style:font-weight-asian="bold" style:font-weight-complex="bold"/>
    </style:style>
    <style:style style:name="T82" style:family="text">
      <style:text-properties fo:color="#808080" fo:font-weight="bold" officeooo:rsid="0ac2ca5f" fo:background-color="transparent" loext:char-shading-value="0" style:font-weight-asian="bold" style:font-weight-complex="bold"/>
    </style:style>
    <style:style style:name="T83" style:family="text">
      <style:text-properties fo:color="#808080" fo:font-weight="bold" officeooo:rsid="073b51c2" fo:background-color="transparent" loext:char-shading-value="0" style:font-weight-asian="bold" style:font-weight-complex="bold"/>
    </style:style>
    <style:style style:name="T84" style:family="text">
      <style:text-properties fo:color="#808080" fo:font-weight="bold" officeooo:rsid="007952be" fo:background-color="transparent" loext:char-shading-value="0" style:font-weight-asian="bold" style:font-weight-complex="bold"/>
    </style:style>
    <style:style style:name="T85" style:family="text">
      <style:text-properties fo:color="#808080" officeooo:rsid="0ac2ca5f"/>
    </style:style>
    <style:style style:name="T86" style:family="text">
      <style:text-properties fo:background-color="transparent" loext:char-shading-value="0"/>
    </style:style>
    <style:style style:name="T87" style:family="text">
      <style:text-properties officeooo:rsid="00459318" fo:background-color="transparent" loext:char-shading-value="0"/>
    </style:style>
    <style:style style:name="T88" style:family="text">
      <style:text-properties officeooo:rsid="0047d9da" fo:background-color="transparent" loext:char-shading-value="0"/>
    </style:style>
    <style:style style:name="T89" style:family="text">
      <style:text-properties officeooo:rsid="0049e423" fo:background-color="transparent" loext:char-shading-value="0"/>
    </style:style>
    <style:style style:name="T90" style:family="text">
      <style:text-properties officeooo:rsid="004afc90" fo:background-color="transparent" loext:char-shading-value="0"/>
    </style:style>
    <style:style style:name="T91" style:family="text">
      <style:text-properties officeooo:rsid="00256854" fo:background-color="transparent" loext:char-shading-value="0"/>
    </style:style>
    <style:style style:name="T92" style:family="text">
      <style:text-properties officeooo:rsid="00340469" fo:background-color="transparent" loext:char-shading-value="0"/>
    </style:style>
    <style:style style:name="T93" style:family="text">
      <style:text-properties officeooo:rsid="00263cc0" fo:background-color="transparent" loext:char-shading-value="0"/>
    </style:style>
    <style:style style:name="T94" style:family="text">
      <style:text-properties officeooo:rsid="00342a61" fo:background-color="transparent" loext:char-shading-value="0"/>
    </style:style>
    <style:style style:name="T95" style:family="text">
      <style:text-properties officeooo:rsid="00264c39" fo:background-color="transparent" loext:char-shading-value="0"/>
    </style:style>
    <style:style style:name="T96" style:family="text">
      <style:text-properties officeooo:rsid="0035adb6" fo:background-color="transparent" loext:char-shading-value="0"/>
    </style:style>
    <style:style style:name="T97" style:family="text">
      <style:text-properties officeooo:rsid="0036820c" fo:background-color="transparent" loext:char-shading-value="0"/>
    </style:style>
    <style:style style:name="T98" style:family="text">
      <style:text-properties officeooo:rsid="00387178" fo:background-color="transparent" loext:char-shading-value="0"/>
    </style:style>
    <style:style style:name="T99" style:family="text">
      <style:text-properties officeooo:rsid="003a2e57" fo:background-color="transparent" loext:char-shading-value="0"/>
    </style:style>
    <style:style style:name="T100" style:family="text">
      <style:text-properties officeooo:rsid="003c2bf2" fo:background-color="transparent" loext:char-shading-value="0"/>
    </style:style>
    <style:style style:name="T101" style:family="text">
      <style:text-properties officeooo:rsid="003c8490" fo:background-color="transparent" loext:char-shading-value="0"/>
    </style:style>
    <style:style style:name="T102" style:family="text">
      <style:text-properties officeooo:rsid="003d4a3f" fo:background-color="transparent" loext:char-shading-value="0"/>
    </style:style>
    <style:style style:name="T103" style:family="text">
      <style:text-properties officeooo:rsid="003e39e8" fo:background-color="transparent" loext:char-shading-value="0"/>
    </style:style>
    <style:style style:name="T104" style:family="text">
      <style:text-properties officeooo:rsid="003e5a9b" fo:background-color="transparent" loext:char-shading-value="0"/>
    </style:style>
    <style:style style:name="T105" style:family="text">
      <style:text-properties officeooo:rsid="003fc0bf" fo:background-color="transparent" loext:char-shading-value="0"/>
    </style:style>
    <style:style style:name="T106" style:family="text">
      <style:text-properties officeooo:rsid="0041ea87" fo:background-color="transparent" loext:char-shading-value="0"/>
    </style:style>
    <style:style style:name="T107" style:family="text">
      <style:text-properties officeooo:rsid="004275d8" fo:background-color="transparent" loext:char-shading-value="0"/>
    </style:style>
    <style:style style:name="T108" style:family="text">
      <style:text-properties officeooo:rsid="00450f40" fo:background-color="transparent" loext:char-shading-value="0"/>
    </style:style>
    <style:style style:name="T109" style:family="text">
      <style:text-properties officeooo:rsid="00467cf5" fo:background-color="transparent" loext:char-shading-value="0"/>
    </style:style>
    <style:style style:name="T110" style:family="text">
      <style:text-properties officeooo:rsid="00484fa5" fo:background-color="transparent" loext:char-shading-value="0"/>
    </style:style>
    <style:style style:name="T111" style:family="text">
      <style:text-properties officeooo:rsid="004b9055" fo:background-color="transparent" loext:char-shading-value="0"/>
    </style:style>
    <style:style style:name="T112" style:family="text">
      <style:text-properties officeooo:rsid="004d1f55" fo:background-color="transparent" loext:char-shading-value="0"/>
    </style:style>
    <style:style style:name="T113" style:family="text">
      <style:text-properties officeooo:rsid="004dd175" fo:background-color="transparent" loext:char-shading-value="0"/>
    </style:style>
    <style:style style:name="T114" style:family="text">
      <style:text-properties officeooo:rsid="004e9275" fo:background-color="transparent" loext:char-shading-value="0"/>
    </style:style>
    <style:style style:name="T115" style:family="text">
      <style:text-properties officeooo:rsid="004dec7f" fo:background-color="transparent" loext:char-shading-value="0"/>
    </style:style>
    <style:style style:name="T116" style:family="text">
      <style:text-properties officeooo:rsid="004f6356" fo:background-color="transparent" loext:char-shading-value="0"/>
    </style:style>
    <style:style style:name="T117" style:family="text">
      <style:text-properties officeooo:rsid="0053fa86" fo:background-color="transparent" loext:char-shading-value="0"/>
    </style:style>
    <style:style style:name="T118" style:family="text">
      <style:text-properties officeooo:rsid="0050f5da" fo:background-color="transparent" loext:char-shading-value="0"/>
    </style:style>
    <style:style style:name="T119" style:family="text">
      <style:text-properties officeooo:rsid="005523c2" fo:background-color="transparent" loext:char-shading-value="0"/>
    </style:style>
    <style:style style:name="T120" style:family="text">
      <style:text-properties officeooo:rsid="00520fee" fo:background-color="transparent" loext:char-shading-value="0"/>
    </style:style>
    <style:style style:name="T121" style:family="text">
      <style:text-properties officeooo:rsid="0053df29" fo:background-color="transparent" loext:char-shading-value="0"/>
    </style:style>
    <style:style style:name="T122" style:family="text">
      <style:text-properties officeooo:rsid="00562256" fo:background-color="transparent" loext:char-shading-value="0"/>
    </style:style>
    <style:style style:name="T123" style:family="text">
      <style:text-properties officeooo:rsid="0059d46a" fo:background-color="transparent" loext:char-shading-value="0"/>
    </style:style>
    <style:style style:name="T124" style:family="text">
      <style:text-properties officeooo:rsid="00553b22" fo:background-color="transparent" loext:char-shading-value="0"/>
    </style:style>
    <style:style style:name="T125" style:family="text">
      <style:text-properties officeooo:rsid="005b0e06" fo:background-color="transparent" loext:char-shading-value="0"/>
    </style:style>
    <style:style style:name="T126" style:family="text">
      <style:text-properties officeooo:rsid="005c3983" fo:background-color="transparent" loext:char-shading-value="0"/>
    </style:style>
    <style:style style:name="T127" style:family="text">
      <style:text-properties officeooo:rsid="007dcea6" fo:background-color="transparent" loext:char-shading-value="0"/>
    </style:style>
    <style:style style:name="T128" style:family="text">
      <style:text-properties officeooo:rsid="0310a109" fo:background-color="transparent" loext:char-shading-value="0"/>
    </style:style>
    <style:style style:name="T129" style:family="text">
      <style:text-properties officeooo:rsid="000ad4e7" fo:background-color="transparent" loext:char-shading-value="0"/>
    </style:style>
    <style:style style:name="T130" style:family="text">
      <style:text-properties officeooo:rsid="00285d31" fo:background-color="transparent" loext:char-shading-value="0"/>
    </style:style>
    <style:style style:name="T131" style:family="text">
      <style:text-properties officeooo:rsid="006b5839" fo:background-color="transparent" loext:char-shading-value="0"/>
    </style:style>
    <style:style style:name="T132" style:family="text">
      <style:text-properties officeooo:rsid="006c52e0" fo:background-color="transparent" loext:char-shading-value="0"/>
    </style:style>
    <style:style style:name="T133" style:family="text">
      <style:text-properties officeooo:rsid="006fab50" fo:background-color="transparent" loext:char-shading-value="0"/>
    </style:style>
    <style:style style:name="T134" style:family="text">
      <style:text-properties officeooo:rsid="00756a07" fo:background-color="transparent" loext:char-shading-value="0"/>
    </style:style>
    <style:style style:name="T135" style:family="text">
      <style:text-properties officeooo:rsid="0070b7de" fo:background-color="transparent" loext:char-shading-value="0"/>
    </style:style>
    <style:style style:name="T136" style:family="text">
      <style:text-properties officeooo:rsid="007134af" fo:background-color="transparent" loext:char-shading-value="0"/>
    </style:style>
    <style:style style:name="T137" style:family="text">
      <style:text-properties officeooo:rsid="0072c130" fo:background-color="transparent" loext:char-shading-value="0"/>
    </style:style>
    <style:style style:name="T138" style:family="text">
      <style:text-properties officeooo:rsid="0072d354" fo:background-color="transparent" loext:char-shading-value="0"/>
    </style:style>
    <style:style style:name="T139" style:family="text">
      <style:text-properties officeooo:rsid="00741e76" fo:background-color="transparent" loext:char-shading-value="0"/>
    </style:style>
    <style:style style:name="T140" style:family="text">
      <style:text-properties officeooo:rsid="007616eb" fo:background-color="transparent" loext:char-shading-value="0"/>
    </style:style>
    <style:style style:name="T141" style:family="text">
      <style:text-properties officeooo:rsid="00790d45" fo:background-color="transparent" loext:char-shading-value="0"/>
    </style:style>
    <style:style style:name="T142" style:family="text">
      <style:text-properties officeooo:rsid="007a7ec0" fo:background-color="transparent" loext:char-shading-value="0"/>
    </style:style>
    <style:style style:name="T143" style:family="text">
      <style:text-properties officeooo:rsid="007c8ae4" fo:background-color="transparent" loext:char-shading-value="0"/>
    </style:style>
    <style:style style:name="T144" style:family="text">
      <style:text-properties officeooo:rsid="007da4ae" fo:background-color="transparent" loext:char-shading-value="0"/>
    </style:style>
    <style:style style:name="T145" style:family="text">
      <style:text-properties officeooo:rsid="007d3b1a" fo:background-color="transparent" loext:char-shading-value="0"/>
    </style:style>
    <style:style style:name="T146" style:family="text">
      <style:text-properties officeooo:rsid="007d9623" fo:background-color="transparent" loext:char-shading-value="0"/>
    </style:style>
    <style:style style:name="T147" style:family="text">
      <style:text-properties officeooo:rsid="00826b59"/>
    </style:style>
    <style:style style:name="T148" style:family="text">
      <style:text-properties officeooo:rsid="0083f247"/>
    </style:style>
    <style:style style:name="T149" style:family="text">
      <style:text-properties officeooo:rsid="0084684e"/>
    </style:style>
    <style:style style:name="T150" style:family="text">
      <style:text-properties officeooo:rsid="0085278f"/>
    </style:style>
    <style:style style:name="T151" style:family="text">
      <style:text-properties officeooo:rsid="00854295"/>
    </style:style>
    <style:style style:name="T152" style:family="text">
      <style:text-properties fo:color="#f58220" fo:font-weight="bold" officeooo:rsid="00ccc8ee" style:font-weight-asian="bold" style:font-weight-complex="bold"/>
    </style:style>
    <style:style style:name="T153" style:family="text">
      <style:text-properties fo:color="#f58220" fo:font-weight="bold" officeooo:rsid="0ad1223c" fo:background-color="transparent" loext:char-shading-value="0" style:font-weight-asian="bold" style:font-weight-complex="bold"/>
    </style:style>
    <style:style style:name="T154" style:family="text">
      <style:text-properties officeooo:rsid="00858547"/>
    </style:style>
    <style:style style:name="T155" style:family="text">
      <style:text-properties officeooo:rsid="0088207c"/>
    </style:style>
    <style:style style:name="T156" style:family="text">
      <style:text-properties officeooo:rsid="00886e41"/>
    </style:style>
    <style:style style:name="T157" style:family="text">
      <style:text-properties officeooo:rsid="0088db37"/>
    </style:style>
    <style:style style:name="T158" style:family="text">
      <style:text-properties officeooo:rsid="008a4a1b"/>
    </style:style>
    <style:style style:name="T159" style:family="text">
      <style:text-properties officeooo:rsid="008da434"/>
    </style:style>
    <style:style style:name="T160" style:family="text">
      <style:text-properties officeooo:rsid="00905470"/>
    </style:style>
    <style:style style:name="T161" style:family="text">
      <style:text-properties officeooo:rsid="0090d0de"/>
    </style:style>
    <style:style style:name="T162" style:family="text">
      <style:text-properties officeooo:rsid="00928688"/>
    </style:style>
    <style:style style:name="T163" style:family="text">
      <style:text-properties officeooo:rsid="0092fb9a"/>
    </style:style>
    <style:style style:name="T164" style:family="text">
      <style:text-properties officeooo:rsid="0adb1364"/>
    </style:style>
    <style:style style:name="T165" style:family="text">
      <style:text-properties officeooo:rsid="080f7b1c"/>
    </style:style>
    <style:style style:name="T166" style:family="text">
      <style:text-properties officeooo:rsid="00954ef2"/>
    </style:style>
    <style:style style:name="T167" style:family="text">
      <style:text-properties officeooo:rsid="0096665c"/>
    </style:style>
    <style:style style:name="T168" style:family="text">
      <style:text-properties officeooo:rsid="00975d91"/>
    </style:style>
    <style:style style:name="T169" style:family="text">
      <style:text-properties officeooo:rsid="009b8d55"/>
    </style:style>
    <style:style style:name="T170" style:family="text">
      <style:text-properties officeooo:rsid="009ce263"/>
    </style:style>
    <style:style style:name="T171" style:family="text">
      <style:text-properties officeooo:rsid="009e98a6"/>
    </style:style>
    <style:style style:name="T172" style:family="text">
      <style:text-properties officeooo:rsid="009fdbbe"/>
    </style:style>
    <style:style style:name="T173" style:family="text">
      <style:text-properties officeooo:rsid="00a1619e"/>
    </style:style>
    <style:style style:name="T174" style:family="text">
      <style:text-properties officeooo:rsid="00a1d9e8"/>
    </style:style>
    <style:style style:name="T175" style:family="text">
      <style:text-properties officeooo:rsid="00a37e23"/>
    </style:style>
    <style:style style:name="T176" style:family="text">
      <style:text-properties officeooo:rsid="00a51101"/>
    </style:style>
    <style:style style:name="T177" style:family="text">
      <style:text-properties officeooo:rsid="00a6b565"/>
    </style:style>
    <style:style style:name="T178" style:family="text">
      <style:text-properties officeooo:rsid="00a74c80"/>
    </style:style>
    <style:style style:name="T179" style:family="text">
      <style:text-properties officeooo:rsid="00abf5df"/>
    </style:style>
    <style:style style:name="T180" style:family="text">
      <style:text-properties officeooo:rsid="00add865"/>
    </style:style>
    <style:style style:name="T181" style:family="text">
      <style:text-properties officeooo:rsid="00af3f3e"/>
    </style:style>
    <style:style style:name="T182" style:family="text">
      <style:text-properties officeooo:rsid="00b181ce"/>
    </style:style>
    <style:style style:name="T183" style:family="text">
      <style:text-properties officeooo:rsid="00b2c3af"/>
    </style:style>
    <style:style style:name="T184" style:family="text">
      <style:text-properties officeooo:rsid="00b5f277"/>
    </style:style>
    <style:style style:name="T185" style:family="text">
      <style:text-properties officeooo:rsid="00b80775"/>
    </style:style>
    <style:style style:name="T186" style:family="text">
      <style:text-properties officeooo:rsid="00b856f8"/>
    </style:style>
    <style:style style:name="T187" style:family="text">
      <style:text-properties officeooo:rsid="04352a23"/>
    </style:style>
    <style:style style:name="T188" style:family="text">
      <style:text-properties officeooo:rsid="00bca14d"/>
    </style:style>
    <style:style style:name="T189" style:family="text">
      <style:text-properties officeooo:rsid="00be98a6"/>
    </style:style>
    <style:style style:name="T190" style:family="text">
      <style:text-properties officeooo:rsid="00c06409"/>
    </style:style>
    <style:style style:name="T191" style:family="text">
      <style:text-properties officeooo:rsid="00c14571"/>
    </style:style>
    <style:style style:name="T192" style:family="text">
      <style:text-properties officeooo:rsid="00c50338"/>
    </style:style>
    <style:style style:name="T193" style:family="text">
      <style:text-properties officeooo:rsid="00c65d42"/>
    </style:style>
    <style:style style:name="T194" style:family="text">
      <style:text-properties officeooo:rsid="00c9d6aa"/>
    </style:style>
    <style:style style:name="T195" style:family="text">
      <style:text-properties officeooo:rsid="00ca908b"/>
    </style:style>
    <style:style style:name="T196" style:family="text">
      <style:text-properties officeooo:rsid="00cc529a"/>
    </style:style>
    <style:style style:name="T197" style:family="text">
      <style:text-properties officeooo:rsid="00ccc8ee"/>
    </style:style>
    <style:style style:name="T198" style:family="text">
      <style:text-properties fo:color="#000000" fo:font-weight="bold" officeooo:rsid="00ccc8ee" style:font-weight-asian="bold" style:font-weight-complex="bold"/>
    </style:style>
    <style:style style:name="T199" style:family="text">
      <style:text-properties fo:color="#000000" fo:font-weight="normal" style:font-weight-asian="normal" style:font-weight-complex="normal"/>
    </style:style>
    <style:style style:name="T200" style:family="text">
      <style:text-properties fo:color="#000000" fo:font-weight="normal" officeooo:rsid="00ccc8ee" style:font-weight-asian="normal" style:font-weight-complex="normal"/>
    </style:style>
    <style:style style:name="T201" style:family="text">
      <style:text-properties fo:color="#000000" fo:font-weight="normal" officeooo:rsid="00cdf2e4" style:font-weight-asian="normal" style:font-weight-complex="normal"/>
    </style:style>
    <style:style style:name="T202" style:family="text">
      <style:text-properties fo:color="#000000" fo:font-weight="normal" officeooo:rsid="00cf80d3" style:font-weight-asian="normal" style:font-weight-complex="normal"/>
    </style:style>
    <style:style style:name="T203" style:family="text">
      <style:text-properties fo:color="#000000" fo:font-weight="normal" officeooo:rsid="00d14ea1" style:font-weight-asian="normal" style:font-weight-complex="normal"/>
    </style:style>
    <style:style style:name="T204" style:family="text">
      <style:text-properties fo:color="#000000" fo:font-weight="normal" officeooo:rsid="00d2ce7b" style:font-weight-asian="normal" style:font-weight-complex="normal"/>
    </style:style>
    <style:style style:name="T205" style:family="text">
      <style:text-properties fo:color="#000000" fo:font-weight="normal" officeooo:rsid="00d34358" style:font-weight-asian="normal" style:font-weight-complex="normal"/>
    </style:style>
    <style:style style:name="T206" style:family="text">
      <style:text-properties fo:color="#000000" fo:font-weight="normal" officeooo:rsid="00d3e296" style:font-weight-asian="normal" style:font-weight-complex="normal"/>
    </style:style>
    <style:style style:name="T207" style:family="text">
      <style:text-properties fo:color="#000000" fo:font-weight="normal" officeooo:rsid="00d5d434" style:font-weight-asian="normal" style:font-weight-complex="normal"/>
    </style:style>
    <style:style style:name="T208" style:family="text">
      <style:text-properties fo:color="#000000" fo:font-weight="normal" officeooo:rsid="00d7624e" style:font-weight-asian="normal" style:font-weight-complex="normal"/>
    </style:style>
    <style:style style:name="T209" style:family="text">
      <style:text-properties fo:color="#000000" fo:font-weight="normal" officeooo:rsid="00d955b1" style:font-weight-asian="normal" style:font-weight-complex="normal"/>
    </style:style>
    <style:style style:name="T210" style:family="text">
      <style:text-properties fo:color="#000000" fo:font-weight="normal" officeooo:rsid="00da1b78" style:font-weight-asian="normal" style:font-weight-complex="normal"/>
    </style:style>
    <style:style style:name="T211" style:family="text">
      <style:text-properties fo:color="#000000" fo:font-weight="normal" officeooo:rsid="00dba553" style:font-weight-asian="normal" style:font-weight-complex="normal"/>
    </style:style>
    <style:style style:name="T212" style:family="text">
      <style:text-properties fo:color="#000000" fo:font-weight="normal" officeooo:rsid="00dd159a" style:font-weight-asian="normal" style:font-weight-complex="normal"/>
    </style:style>
    <style:style style:name="T213" style:family="text">
      <style:text-properties fo:color="#000000" fo:font-weight="normal" officeooo:rsid="00de00e2" style:font-weight-asian="normal" style:font-weight-complex="normal"/>
    </style:style>
    <style:style style:name="T214" style:family="text">
      <style:text-properties fo:color="#000000" fo:font-weight="normal" officeooo:rsid="00e0e2b9" style:font-weight-asian="normal" style:font-weight-complex="normal"/>
    </style:style>
    <style:style style:name="T215" style:family="text">
      <style:text-properties fo:color="#000000" fo:font-weight="normal" officeooo:rsid="00e15e75" style:font-weight-asian="normal" style:font-weight-complex="normal"/>
    </style:style>
    <style:style style:name="T216" style:family="text">
      <style:text-properties fo:color="#000000" fo:font-weight="normal" officeooo:rsid="00e27048" style:font-weight-asian="normal" style:font-weight-complex="normal"/>
    </style:style>
    <style:style style:name="T217" style:family="text">
      <style:text-properties fo:color="#000000" fo:font-weight="normal" officeooo:rsid="00e3a44f" style:font-weight-asian="normal" style:font-weight-complex="normal"/>
    </style:style>
    <style:style style:name="T218" style:family="text">
      <style:text-properties fo:color="#000000" fo:font-weight="normal" officeooo:rsid="00e44b5e" style:font-weight-asian="normal" style:font-weight-complex="normal"/>
    </style:style>
    <style:style style:name="T219" style:family="text">
      <style:text-properties fo:color="#000000" fo:font-weight="normal" officeooo:rsid="00e4ddfc" style:font-weight-asian="normal" style:font-weight-complex="normal"/>
    </style:style>
    <style:style style:name="T220" style:family="text">
      <style:text-properties fo:color="#000000" fo:font-weight="normal" officeooo:rsid="00e6876b" style:font-weight-asian="normal" style:font-weight-complex="normal"/>
    </style:style>
    <style:style style:name="T221" style:family="text">
      <style:text-properties fo:color="#000000" fo:font-weight="normal" officeooo:rsid="00e7678c" style:font-weight-asian="normal" style:font-weight-complex="normal"/>
    </style:style>
    <style:style style:name="T222" style:family="text">
      <style:text-properties fo:color="#000000" fo:font-weight="normal" officeooo:rsid="00e87398" style:font-weight-asian="normal" style:font-weight-complex="normal"/>
    </style:style>
    <style:style style:name="T223" style:family="text">
      <style:text-properties fo:color="#000000" fo:font-weight="normal" officeooo:rsid="00e96856" style:font-weight-asian="normal" style:font-weight-complex="normal"/>
    </style:style>
    <style:style style:name="T224" style:family="text">
      <style:text-properties fo:color="#000000" fo:font-weight="normal" officeooo:rsid="00e97bdb" style:font-weight-asian="normal" style:font-weight-complex="normal"/>
    </style:style>
    <style:style style:name="T225" style:family="text">
      <style:text-properties fo:color="#000000" fo:font-weight="normal" officeooo:rsid="00e9bdec" style:font-weight-asian="normal" style:font-weight-complex="normal"/>
    </style:style>
    <style:style style:name="T226" style:family="text">
      <style:text-properties fo:color="#000000" fo:font-weight="normal" officeooo:rsid="00eb01d2" style:font-weight-asian="normal" style:font-weight-complex="normal"/>
    </style:style>
    <style:style style:name="T227" style:family="text">
      <style:text-properties fo:color="#000000" fo:font-weight="normal" officeooo:rsid="00ec3455" style:font-weight-asian="normal" style:font-weight-complex="normal"/>
    </style:style>
    <style:style style:name="T228" style:family="text">
      <style:text-properties fo:color="#000000" fo:font-weight="normal" officeooo:rsid="00ed1d39" style:font-weight-asian="normal" style:font-weight-complex="normal"/>
    </style:style>
    <style:style style:name="T229" style:family="text">
      <style:text-properties fo:color="#000000" fo:font-weight="normal" officeooo:rsid="00f2fa53" style:font-weight-asian="normal" style:font-weight-complex="normal"/>
    </style:style>
    <style:style style:name="T230" style:family="text">
      <style:text-properties fo:color="#000000" fo:font-weight="normal" officeooo:rsid="00f3bc16" style:font-weight-asian="normal" style:font-weight-complex="normal"/>
    </style:style>
    <style:style style:name="T231" style:family="text">
      <style:text-properties fo:color="#000000" fo:font-weight="normal" officeooo:rsid="00f546f5" style:font-weight-asian="normal" style:font-weight-complex="normal"/>
    </style:style>
    <style:style style:name="T232" style:family="text">
      <style:text-properties fo:color="#000000" fo:font-weight="normal" officeooo:rsid="00f95445" style:font-weight-asian="normal" style:font-weight-complex="normal"/>
    </style:style>
    <style:style style:name="T233" style:family="text">
      <style:text-properties fo:color="#ff8000" fo:font-weight="bold" officeooo:rsid="00e3a44f" style:font-weight-asian="bold" style:font-weight-complex="bold"/>
    </style:style>
    <style:style style:name="T234" style:family="text">
      <style:text-properties fo:color="#ff8000" fo:font-weight="bold" officeooo:rsid="00ed1d39" style:font-weight-asian="bold" style:font-weight-complex="bold"/>
    </style:style>
    <style:style style:name="T235" style:family="text">
      <style:text-properties officeooo:rsid="00f546f5"/>
    </style:style>
    <style:style style:name="T236" style:family="text">
      <style:text-properties officeooo:rsid="00f76496"/>
    </style:style>
    <style:style style:name="T237" style:family="text">
      <style:text-properties officeooo:rsid="00f83657"/>
    </style:style>
    <style:style style:name="T238" style:family="text">
      <style:text-properties fo:color="#c9211e" fo:language="en" fo:country="US"/>
    </style:style>
    <style:style style:name="T239" style:family="text">
      <style:text-properties fo:color="#c9211e" fo:language="en" fo:country="US" officeooo:rsid="00061842"/>
    </style:style>
    <style:style style:name="T240" style:family="text">
      <style:text-properties fo:color="#c9211e" fo:language="en" fo:country="US" officeooo:rsid="00078cfa"/>
    </style:style>
    <style:style style:name="T241" style:family="text">
      <style:text-properties fo:font-size="14.1000003814697pt" fo:font-weight="bold" officeooo:rsid="00940caa" style:font-name-asian="Microsoft YaHei" style:font-size-asian="14.1000003814697pt" style:font-weight-asian="bold" style:font-name-complex="Mangal" style:font-size-complex="14.1000003814697pt" style:font-weight-complex="bold"/>
    </style:style>
    <style:style style:name="T242" style:family="text">
      <style:text-properties officeooo:rsid="0121fdf8"/>
    </style:style>
    <style:style style:name="T243" style:family="text">
      <style:text-properties officeooo:rsid="012d633f"/>
    </style:style>
    <style:style style:name="T244" style:family="text">
      <style:text-properties officeooo:rsid="012de039"/>
    </style:style>
    <style:style style:name="T245" style:family="text">
      <style:text-properties officeooo:rsid="012e7705"/>
    </style:style>
    <style:style style:name="T246" style:family="text">
      <style:text-properties officeooo:rsid="012f8d8f"/>
    </style:style>
    <style:style style:name="T247" style:family="text">
      <style:text-properties officeooo:rsid="0130edc0"/>
    </style:style>
    <style:style style:name="T248" style:family="text">
      <style:text-properties officeooo:rsid="01314ac6"/>
    </style:style>
    <style:style style:name="T249" style:family="text">
      <style:text-properties officeooo:rsid="013209a3"/>
    </style:style>
    <style:style style:name="T250" style:family="text">
      <style:text-properties officeooo:rsid="0132c344"/>
    </style:style>
    <style:style style:name="T251" style:family="text">
      <style:text-properties officeooo:rsid="0132fc58"/>
    </style:style>
    <style:style style:name="T252" style:family="text">
      <style:text-properties officeooo:rsid="01363e6e"/>
    </style:style>
    <style:style style:name="T253" style:family="text">
      <style:text-properties officeooo:rsid="013796fc"/>
    </style:style>
    <style:style style:name="T254" style:family="text">
      <style:text-properties officeooo:rsid="01398435"/>
    </style:style>
    <style:style style:name="T255" style:family="text">
      <style:text-properties officeooo:rsid="013df21f"/>
    </style:style>
    <style:style style:name="T256" style:family="text">
      <style:text-properties officeooo:rsid="013f62a7"/>
    </style:style>
    <style:style style:name="T257" style:family="text">
      <style:text-properties officeooo:rsid="0140f1ca"/>
    </style:style>
    <style:style style:name="T258" style:family="text">
      <style:text-properties officeooo:rsid="01426697"/>
    </style:style>
    <style:style style:name="T259" style:family="text">
      <style:text-properties officeooo:rsid="014545a3"/>
    </style:style>
    <style:style style:name="T260" style:family="text">
      <style:text-properties officeooo:rsid="0146538b"/>
    </style:style>
    <style:style style:name="T261" style:family="text">
      <style:text-properties officeooo:rsid="01466070"/>
    </style:style>
    <style:style style:name="T262" style:family="text">
      <style:text-properties officeooo:rsid="014783a1"/>
    </style:style>
    <style:style style:name="T263" style:family="text">
      <style:text-properties officeooo:rsid="0149117e"/>
    </style:style>
    <style:style style:name="T264" style:family="text">
      <style:text-properties officeooo:rsid="014b0aeb"/>
    </style:style>
    <style:style style:name="T265" style:family="text">
      <style:text-properties officeooo:rsid="0152b5d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T239">Linux re-installation file </text:span><text:span text:style-name="T240">d</text:span><text:span text:style-name="T238">ocumentation</text:span></text:p>
      <text:p text:style-name="P71">The official script documentation</text:p>
      <text:p text:style-name="P69"/>
      <text:p text:style-name="P14"/>
      <text:p text:style-name="P45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1"><text:a xlink:type="simple" xlink:href="#__RefHeading___Toc12305_1829686736" text:style-name="Index_20_Link" text:visited-style-name="Index_20_Link">1: Script description<text:tab/>1</text:a></text:p>
          <text:p text:style-name="P2"><text:a xlink:type="simple" xlink:href="#__RefHeading___Toc12307_1829686736" text:style-name="Index_20_Link" text:visited-style-name="Index_20_Link">1.1: Global description<text:tab/>1</text:a></text:p>
          <text:p text:style-name="P2"><text:a xlink:type="simple" xlink:href="#__RefHeading___Toc6950_2768122787" text:style-name="Index_20_Link" text:visited-style-name="Index_20_Link">1.2 : Shell interpreter and path<text:tab/>2</text:a></text:p>
          <text:p text:style-name="P3"><text:a xlink:type="simple" xlink:href="#__RefHeading___Toc6111_2225949255" text:style-name="Index_20_Link" text:visited-style-name="Index_20_Link">1.2.1 : Interpreter<text:tab/>2</text:a></text:p>
          <text:p text:style-name="P3"><text:a xlink:type="simple" xlink:href="#__RefHeading___Toc9961_3945560834" text:style-name="Index_20_Link" text:visited-style-name="Index_20_Link">1.2.2: Other shells compatibility<text:tab/>2</text:a></text:p>
          <text:p text:style-name="P1"><text:a xlink:type="simple" xlink:href="#__RefHeading___Toc9963_3945560834" text:style-name="Index_20_Link" text:visited-style-name="Index_20_Link">2: Features<text:tab/>3</text:a></text:p>
        </text:index-body>
      </text:table-of-content>
      <text:p text:style-name="P11"/>
      <text:p text:style-name="P68"/>
      <text:p text:style-name="P18"/>
      <text:p text:style-name="P17"><text:span text:style-name="T13">D</text:span><text:span text:style-name="T14">ocumentation’</text:span><text:span text:style-name="T13">s color scheme</text:span>:</text:p>
      <text:list xml:id="list2061262522" text:style-name="L1">
        <text:list-item>
          <text:p text:style-name="P44"><text:span text:style-name="T15">Red</text:span><text:span text:style-name="T16"><text:tab/><text:tab/>:<text:tab/></text:span><text:span text:style-name="T17">Main title</text:span></text:p>
        </text:list-item>
        <text:list-item>
          <text:p text:style-name="P44"><text:span text:style-name="T18">Green</text:span><text:span text:style-name="T19"><text:tab/><text:tab/>:<text:tab/></text:span><text:span text:style-name="T20">First level titles</text:span></text:p>
        </text:list-item>
        <text:list-item>
          <text:p text:style-name="P44"><text:span text:style-name="T21">Bl</text:span><text:span text:style-name="T22">ue</text:span><text:span text:style-name="T21"><text:tab/><text:tab/>:<text:tab/></text:span><text:span text:style-name="T23">Second level titles</text:span></text:p>
        </text:list-item>
        <text:list-item>
          <text:p text:style-name="P9">Orange<text:tab/>:<text:tab/><text:span text:style-name="T24">V</text:span><text:span text:style-name="T25">ariable </text:span><text:span text:style-name="T24">names</text:span></text:p>
        </text:list-item>
        <text:list-item>
          <text:p text:style-name="P44"><text:span text:style-name="T72">Indigo</text:span><text:span text:style-name="T73"><text:tab/><text:tab/>:<text:tab/></text:span><text:span text:style-name="T74">Reusable functions names</text:span></text:p>
        </text:list-item>
        <text:list-item>
          <text:p text:style-name="P44"><text:span text:style-name="T69">Purple</text:span><text:span text:style-name="T70"><text:tab/><text:tab/>:<text:tab/></text:span><text:span text:style-name="T71">Single usage function names</text:span></text:p>
        </text:list-item>
        <text:list-item>
          <text:p text:style-name="P44"><text:span text:style-name="T32">Dark </text:span><text:span text:style-name="T33">Grey</text:span><text:span text:style-name="T34"> 1</text:span><text:span text:style-name="T35"><text:tab/>:<text:tab/></text:span><text:span text:style-name="T36">C</text:span><text:span text:style-name="T37">ommand</text:span><text:span text:style-name="T36">s names</text:span></text:p>
        </text:list-item>
        <text:list-item>
          <text:p text:style-name="P44"><text:span text:style-name="T8">Lime<text:tab/></text:span><text:span text:style-name="T9"><text:tab/>:<text:tab/></text:span><text:span text:style-name="T10">Paths | </text:span><text:span text:style-name="T9">Chemin</text:span><text:span text:style-name="T11">s (arborescence de fichiers)</text:span></text:p>
        </text:list-item>
        <text:list-item>
          <text:p text:style-name="P10"><text:span text:style-name="T128">B</text:span><text:span text:style-name="T86">ri</text:span><text:span text:style-name="T129">ck</text:span><text:span text:style-name="T86"><text:tab/><text:tab/>:<text:tab/></text:span><text:span text:style-name="T130">Loops and statements</text:span></text:p>
        </text:list-item>
      </text:list>
      <text:p text:style-name="P68"/>
      <text:p text:style-name="P30"/>
      <text:h text:style-name="P4" text:outline-level="1"><text:bookmark-start text:name="__RefHeading___Toc12305_1829686736"/>1: <text:span text:style-name="T38">S</text:span>cript <text:span text:style-name="T38">description</text:span><text:bookmark-end text:name="__RefHeading___Toc12305_1829686736"/></text:h>
      <text:h text:style-name="P6" text:outline-level="2"><text:bookmark-start text:name="__RefHeading___Toc12307_1829686736"/>1.1<text:span text:style-name="T39">:</text:span> <text:span text:style-name="T40">G</text:span>lobal <text:span text:style-name="T40">d</text:span>escription<text:bookmark-end text:name="__RefHeading___Toc12307_1829686736"/></text:h>
      <text:p text:style-name="Standard">This script was written in order to help you (re)installing your programs after a (re)installation of a Linux distribution on your computer.</text:p>
      <text:p text:style-name="Standard"/>
      <text:p text:style-name="Standard">It’s programmed in UNIX Shell (and precisely by using the Bash Shell syntax), which, like Batch (on Windows) and AppleScript (on OS X), is a high level scripting language which allows to manipulate operating system features like system calls, commands, environment variables, executing software execution files, and more.</text:p>
      <text:p text:style-name="P19"/>
      <text:h text:style-name="P6" text:outline-level="2"><text:bookmark-start text:name="__RefHeading___Toc6950_2768122787"/><text:soft-page-break/>1.2 : <text:span text:style-name="T41">Shell interpret</text:span><text:span text:style-name="T42">e</text:span><text:span text:style-name="T41">r and path</text:span><text:bookmark-end text:name="__RefHeading___Toc6950_2768122787"/></text:h>
      <text:h text:style-name="P7" text:outline-level="3"><text:bookmark-start text:name="__RefHeading___Toc6111_2225949255"/>1.2.1 : Interpr<text:span text:style-name="T43">e</text:span>t<text:span text:style-name="T44">er</text:span><text:bookmark-end text:name="__RefHeading___Toc6111_2225949255"/></text:h>
      <text:p text:style-name="P20">Unlike C, C++, Haskell, Goland or OCaml, Shell files are not <text:span text:style-name="T45">compiled. Instead, they are read and interpreted by a </text:span><text:span text:style-name="T46">specific program, </text:span><text:span text:style-name="T47">like Python </text:span><text:span text:style-name="T48">or web lang</text:span><text:span text:style-name="T49">u</text:span><text:span text:style-name="T48">ages such as HTML, CSS, PHP and JavaScript </text:span><text:span text:style-name="T46">: an</text:span><text:span text:style-name="T50"> interpreter.</text:span></text:p>
      <text:p text:style-name="P19"/>
      <text:p text:style-name="P21">The <text:span text:style-name="T51">Shell</text:span> interpreter <text:span text:style-name="T51">chosen to develop this script is the Bash, which is b</text:span><text:span text:style-name="T52">y far the most used </text:span><text:span text:style-name="T53">Shell interpret</text:span><text:span text:style-name="T54">e</text:span><text:span text:style-name="T53">r </text:span><text:span text:style-name="T55">on Linux and other UNIX systems. </text:span><text:span text:style-name="T76">It </text:span><text:span text:style-name="T77">i</text:span><text:span text:style-name="T76">s called by</text:span><text:span text:style-name="T75"> the shebang (see the note below) </text:span><text:span text:style-name="T56">at the beginning of the script.</text:span><text:span text:style-name="T57"> </text:span></text:p>
      <text:p text:style-name="P22"/>
      <text:p text:style-name="P23">The <text:span text:style-name="T58">shebang</text:span> (or <text:span text:style-name="T58">shabang</text:span>) is a text header file (represented by th<text:span text:style-name="T64">e</text:span>se <text:span text:style-name="T64">two characters → </text:span><text:span text:style-name="T59">#!</text:span>) <text:span text:style-name="T65">telling to the operating system that </text:span><text:span text:style-name="T66">this file is not a binary file, but a text script file to execute </text:span><text:span text:style-name="T67">with an interpreter (</text:span><text:span text:style-name="T78">MariaDB, MySQL, </text:span><text:span text:style-name="T67">Perl, Python, Shell</text:span><text:span text:style-name="T68">).</text:span></text:p>
      <text:p text:style-name="P23"/>
      <text:p text:style-name="P36"><text:span text:style-name="T87">Adding a shebang is not mandatory, but as said before, </text:span><text:span text:style-name="T88">you will have to indicate </text:span><text:span text:style-name="T89">which</text:span><text:span text:style-name="T88"> interpreter </text:span><text:span text:style-name="T90">using to execute the file.</text:span></text:p>
      <text:p text:style-name="P36"><text:span text:style-name="T90"/></text:p>
      <text:p text:style-name="P37"><text:span text:style-name="T90">I</text:span><text:span text:style-name="T91">t means that the </text:span><text:span text:style-name="T92">Shell interpreter </text:span><text:span text:style-name="T93">chosen in </text:span><text:span text:style-name="T94">the shebang at the beginning of</text:span><text:span text:style-name="T93"> a file is </text:span><text:span text:style-name="T95">totally independent </text:span><text:span text:style-name="T96">of the currently used Shell interpreter on your </text:span><text:span text:style-name="T97">terminal. </text:span><text:span text:style-name="T98">However, </text:span><text:span text:style-name="T99">the </text:span><text:span text:style-name="T100">interpreter </text:span><text:span text:style-name="T101">pointed by the shebang must be installed on </text:span><text:span text:style-name="T102">the user’s</text:span><text:span text:style-name="T101"> system.</text:span></text:p>
      <text:p text:style-name="P37"><text:span text:style-name="T101"/></text:p>
      <text:p text:style-name="P39"><text:span text:style-name="T101">F</text:span><text:span text:style-name="T86">or example, if KSH is running on your terminal, you can </text:span><text:span text:style-name="T103">execute a Shell file </text:span><text:span text:style-name="T104">which its shebangs points towards </text:span><text:span text:style-name="T105">the Bash interpreter without having to </text:span><text:span text:style-name="T106">switch from KSH to Bash, </text:span><text:span text:style-name="T107">nor </text:span><text:span text:style-name="T108">to call the </text:span><text:span text:style-name="T109">Bash interpreter before </text:span><text:span text:style-name="T110">executing the script.</text:span></text:p>
      <text:p text:style-name="P39"><text:span text:style-name="T110"/></text:p>
      <text:p text:style-name="P40"><text:span text:style-name="T110">F</text:span><text:span text:style-name="T86">or example, </text:span><text:span text:style-name="T111">to execute a Bash file without </text:span><text:span text:style-name="T112">shebang, </text:span><text:span text:style-name="T113">you will have </text:span><text:span text:style-name="T114">to call the command </text:span><text:span text:style-name="T27">bash</text:span><text:span text:style-name="T114">, followed by the script’s name.</text:span></text:p>
      <text:p text:style-name="P24"/>
      <text:p text:style-name="P41"><text:span text:style-name="T90">W</text:span><text:span text:style-name="T86">hat follows directly the shebang is the path of the interpreter’s binary </text:span><text:span text:style-name="T115">file from the root directory. </text:span><text:span text:style-name="T116">This file is generally located in the </text:span><text:span text:style-name="T117">following</text:span><text:span text:style-name="T116"> </text:span><text:span text:style-name="T118">folder</text:span><text:span text:style-name="T119">s</text:span><text:span text:style-name="T118">.</text:span></text:p>
      <text:p text:style-name="P25"/>
      <text:p text:style-name="P41"><text:span text:style-name="T4">/</text:span><text:span text:style-name="T5">bin </text:span><text:span text:style-name="T120">: System executable files.</text:span></text:p>
      <text:p text:style-name="P26"/>
      <text:p text:style-name="P41"><text:span text:style-name="T5">/</text:span><text:span text:style-name="T6">usr/bin </text:span><text:span text:style-name="T121">: </text:span><text:span text:style-name="T122">Software executable files (from Firefox, LibreOffice, Discord) </text:span><text:span text:style-name="T123">managed by the user’s Linux distribution.</text:span></text:p>
      <text:p text:style-name="P41"><text:span text:style-name="T123"/></text:p>
      <text:p text:style-name="P42"><text:span text:style-name="T124">T</text:span><text:span text:style-name="T86">he re-installation script’s </text:span><text:span text:style-name="T125">shebang points towards Bash according to the following </text:span><text:span text:style-name="T126">syntax:</text:span></text:p>
      <text:p text:style-name="P15">#!<text:span text:style-name="T1">/</text:span><text:span text:style-name="T2">usr</text:span><text:span text:style-name="T1">/bin/</text:span><text:span text:style-name="T2">env <text:s/></text:span><text:span text:style-name="T85">bash</text:span></text:p>
      <text:p text:style-name="P27"/>
      <text:p text:style-name="P28">Usually, <text:span text:style-name="T79">a shebang pointing towards Bash </text:span><text:span text:style-name="T80">looks like this:</text:span></text:p>
      <text:p text:style-name="P16">#!<text:span text:style-name="T1">/bin/bash</text:span></text:p>
      <text:p text:style-name="P29"/>
      <text:p text:style-name="P38"><text:span text:style-name="T131">However, </text:span><text:span text:style-name="T132">for </text:span><text:span text:style-name="T133">reasons of </text:span><text:span text:style-name="T134">targeting</text:span><text:span text:style-name="T133"> other UNIX systems </text:span><text:span text:style-name="T135">(</text:span><text:span text:style-name="T136">it’s still on project, </text:span><text:span text:style-name="T137">I’m still not sure </text:span><text:span text:style-name="T138">about this, </text:span><text:span text:style-name="T139">even thought Mac OS or BSD are serious targets</text:span><text:span text:style-name="T135">)</text:span><text:span text:style-name="T133">, </text:span><text:span text:style-name="T140">the shebangs points towards </text:span><text:span text:style-name="T141">a command named </text:span><text:span text:style-name="T84">env</text:span><text:span text:style-name="T141"> </text:span><text:span text:style-name="T142">(</text:span><text:span text:style-name="T143">localized into the </text:span><text:span text:style-name="T7">/usr/bin</text:span><text:span text:style-name="T143"> </text:span><text:span text:style-name="T144">folder</text:span><text:span text:style-name="T143">, </text:span><text:span text:style-name="T145">whatever the </text:span><text:span text:style-name="T146">UNIX operating system</text:span><text:span text:style-name="T142">)</text:span><text:span text:style-name="T141"> </text:span><text:span text:style-name="T142">by </text:span><text:span text:style-name="T127">passing the </text:span><text:span text:style-name="T82">bash</text:span><text:span text:style-name="T127"> command as argument.</text:span></text:p>
      <text:p text:style-name="P38"><text:span text:style-name="T127"/></text:p>
      <text:p text:style-name="P43">Here, <text:span text:style-name="T147">this command search</text:span><text:span text:style-name="T150">es</text:span><text:span text:style-name="T147"> </text:span><text:span text:style-name="T148">the </text:span><text:span text:style-name="T82">bash</text:span><text:span text:style-name="T148"> </text:span><text:span text:style-name="T149">command </text:span><text:span text:style-name="T151">in the </text:span><text:span text:style-name="T153">PATH</text:span><text:span text:style-name="T151"> environment variable, </text:span><text:span text:style-name="T154">which is useful, </text:span><text:span text:style-name="T155">because unlike </text:span><text:span text:style-name="T156">the </text:span><text:span text:style-name="T83">env</text:span><text:span text:style-name="T156"> </text:span><text:span text:style-name="T157">command path, </text:span><text:span text:style-name="T158">which is standardized, </text:span><text:span text:style-name="T159">the path of an interpreter </text:span><text:span text:style-name="T160">can </text:span><text:span text:style-name="T161">change </text:span><text:span text:style-name="T162">according to the targeted UNIX </text:span><text:span text:style-name="T163">system.</text:span></text:p>
      <text:p text:style-name="P43"/>
      <text:h text:style-name="P8" text:outline-level="3"><text:bookmark-start text:name="__RefHeading___Toc9961_3945560834"/><text:soft-page-break/><text:span text:style-name="T164">1.2.2: </text:span><text:span text:style-name="T241">Other shells compatibility</text:span><text:bookmark-end text:name="__RefHeading___Toc9961_3945560834"/></text:h>
      <text:p text:style-name="P48"><text:span text:style-name="T165">T</text:span>he script isn’t compatible with <text:span text:style-name="T166">oth</text:span><text:span text:style-name="T167">er </text:span><text:span text:style-name="T169">interpreters</text:span><text:span text:style-name="T165"> (</text:span><text:span text:style-name="T81">sh</text:span><text:span text:style-name="T165">, </text:span><text:span text:style-name="T81">ksh</text:span><text:span text:style-name="T165">, </text:span><text:span text:style-name="T81">zsh</text:span><text:span text:style-name="T165">, </text:span><text:span text:style-name="T81">csh</text:span><text:span text:style-name="T165">, </text:span><text:span text:style-name="T81">tcsh</text:span><text:span text:style-name="T165">), </text:span><text:span text:style-name="T168">because </text:span><text:span text:style-name="T170">except the </text:span><text:span text:style-name="T171">Bash specific commands, </text:span><text:span text:style-name="T172">only the </text:span><text:span text:style-name="T173">standard </text:span><text:span text:style-name="T174">commands (</text:span><text:span text:style-name="T28">apt</text:span><text:span text:style-name="T187">, </text:span><text:span text:style-name="T28">cp</text:span><text:span text:style-name="T187">, </text:span><text:span text:style-name="T28">mkdir</text:span><text:span text:style-name="T187">, </text:span><text:span text:style-name="T28">touch</text:span><text:span text:style-name="T187">, etc...</text:span><text:span text:style-name="T174">) will be interpreted correctly with other interpreters, </text:span><text:span text:style-name="T175">unlike </text:span><text:span text:style-name="T176">the text decoration </text:span><text:span text:style-name="T177">functions, </text:span><text:span text:style-name="T178">which can be incorrectly interpreted.</text:span></text:p>
      <text:p text:style-name="P48"/>
      <text:p text:style-name="P49">The Bash <text:span text:style-name="T179">specific commands (like </text:span><text:span text:style-name="T29">command</text:span><text:span text:style-name="T179">) </text:span><text:span text:style-name="T180">won’t be interpreted at all.</text:span></text:p>
      <text:p text:style-name="P49"/>
      <text:p text:style-name="P50">If you wish to consult <text:span text:style-name="T181">the </text:span><text:span text:style-name="T182">list of </text:span><text:span text:style-name="T183">the already</text:span><text:span text:style-name="T182"> installed interpreters on your system, </text:span><text:span text:style-name="T184">type the command </text:span><text:span text:style-name="T60">« </text:span><text:span text:style-name="T30">cat</text:span><text:span text:style-name="T60"> </text:span><text:span text:style-name="T3">/etc/shells</text:span><text:span text:style-name="T60"> »</text:span><text:span text:style-name="T184"> </text:span><text:span text:style-name="T185">in </text:span><text:span text:style-name="T186">your terminal.</text:span></text:p>
      <text:p text:style-name="P50"/>
      <text:p text:style-name="P51"><text:span text:style-name="T186">I</text:span>f you’re searching for a <text:span text:style-name="T188">Shell interpreter </text:span><text:span text:style-name="T189">in particular</text:span><text:span text:style-name="T188">, </text:span><text:span text:style-name="T190">type </text:span><text:span text:style-name="T191">in your terminal </text:span><text:span text:style-name="T190">the command:</text:span></text:p>
      <text:p text:style-name="P46"><text:span text:style-name="T26">which</text:span> <text:span text:style-name="T192">interpreter_name</text:span></text:p>
      <text:p text:style-name="P52"/>
      <text:p text:style-name="P53">Or, <text:span text:style-name="T193">if you wish </text:span><text:span text:style-name="T61">AND</text:span><text:span text:style-name="T193"> you’re using the Bash Shell:</text:span></text:p>
      <text:p text:style-name="P47"><text:span text:style-name="T26">command -v</text:span> interpreter_name</text:p>
      <text:p text:style-name="P54"/>
      <text:p text:style-name="P55">To <text:span text:style-name="T194">explore the list of the folders </text:span><text:span text:style-name="T195">used as </text:span><text:span text:style-name="T196">commands and executable files path, </text:span><text:span text:style-name="T197">type the command </text:span><text:span text:style-name="T62">« </text:span><text:span text:style-name="T31">echo</text:span><text:span text:style-name="T62"> </text:span><text:span text:style-name="T63">$</text:span><text:span text:style-name="T152">PATH </text:span><text:span text:style-name="T198">»</text:span><text:span text:style-name="T200"> </text:span><text:span text:style-name="T201">in your terminal. </text:span><text:span text:style-name="T202">This environment variable </text:span><text:span text:style-name="T203">looks </text:span><text:span text:style-name="T204">the </text:span><text:span text:style-name="T203">paths </text:span><text:span text:style-name="T206">of the folders</text:span><text:span text:style-name="T203"> </text:span><text:span text:style-name="T205">containing </text:span><text:span text:style-name="T207">the executable files that you’ll </text:span><text:span text:style-name="T208">call </text:span><text:span text:style-name="T209">via your terminal </text:span><text:span text:style-name="T210">or the </text:span><text:span text:style-name="T211">UI </text:span><text:span text:style-name="T213">files </text:span><text:span text:style-name="T212">searching tools.</text:span></text:p>
      <text:p text:style-name="P55"><text:span text:style-name="T212"/></text:p>
      <text:p text:style-name="P56"><text:span text:style-name="T212">W</text:span><text:span text:style-name="T199">hen you type a command, your terminal or your graphical searching tool </text:span><text:span text:style-name="T214">will </text:span><text:span text:style-name="T215">explore </text:span><text:span text:style-name="T216">all the paths listed in the </text:span><text:span text:style-name="T233">PATH</text:span><text:span text:style-name="T217"> variable </text:span><text:span text:style-name="T218">to find the executable file </text:span><text:span text:style-name="T219">matching the name</text:span><text:span text:style-name="T217">.</text:span></text:p>
      <text:p text:style-name="P56"><text:span text:style-name="T217"/></text:p>
      <text:p text:style-name="P57"><text:span text:style-name="T217">I</text:span><text:span text:style-name="T199">f you wish to execute a </text:span><text:span text:style-name="T220">Shell script file </text:span><text:span text:style-name="T223">from</text:span><text:span text:style-name="T221"> </text:span><text:span text:style-name="T222">any folder </text:span><text:span text:style-name="T224">in </text:span><text:span text:style-name="T225">a</text:span><text:span text:style-name="T224"> command line interface</text:span><text:span text:style-name="T222">, </text:span><text:span text:style-name="T226">you will have to </text:span><text:span text:style-name="T227">move the file into one of the folders </text:span><text:span text:style-name="T228">listed by the </text:span><text:span text:style-name="T234">PATH</text:span><text:span text:style-name="T228"> variable.</text:span></text:p>
      <text:p text:style-name="P31"><text:span text:style-name="T228"/></text:p>
      <text:p text:style-name="P32"><text:span text:style-name="T228">I</text:span><text:span text:style-name="T199">t’s </text:span><text:span text:style-name="T229">strongly advised to place the</text:span><text:span text:style-name="T230">m in the </text:span><text:span text:style-name="T231">following paths:</text:span></text:p>
      <text:p text:style-name="P12"><text:span text:style-name="T235">/</text:span><text:span text:style-name="T236">usr/</text:span><text:span text:style-name="T237">local</text:span><text:span text:style-name="T236">/bin/</text:span></text:p>
      <text:p text:style-name="P32"><text:span text:style-name="T231"/></text:p>
      <text:p text:style-name="P33"><text:span text:style-name="T232">To, o</text:span><text:span text:style-name="T199">r</text:span></text:p>
      <text:p text:style-name="P13"><text:span text:style-name="T237">~/.</text:span>local/bin</text:p>
      <text:p text:style-name="P34"><text:span text:style-name="T199"/></text:p>
      <text:p text:style-name="P35"><text:span text:style-name="T199">To </text:span></text:p>
      <text:p text:style-name="P35"><text:span text:style-name="T199"/></text:p>
      <text:h text:style-name="Heading_20_1" text:outline-level="1"><text:bookmark-start text:name="__RefHeading___Toc9963_3945560834"/><text:span text:style-name="T12">2: Features</text:span><text:bookmark-end text:name="__RefHeading___Toc9963_3945560834"/></text:h>
      <text:p text:style-name="P58"><text:span text:style-name="T242">F</text:span>eatures include, among others:</text:p>
      <text:list xml:id="list3156905362" text:style-name="L3">
        <text:list-item>
          <text:p text:style-name="P64">A compatibility extended to the following package managers:</text:p>
          <text:list>
            <text:list-item>
              <text:p text:style-name="P60">APT (Debian, <text:span text:style-name="T243">Ubuntu, </text:span><text:span text:style-name="T244">Linux Mint, </text:span><text:span text:style-name="T245">K</text:span><text:span text:style-name="T246">a</text:span><text:span text:style-name="T245">li</text:span>)<text:tab/>→<text:span text:style-name="T247"> Total support</text:span></text:p>
            </text:list-item>
            <text:list-item>
              <text:p text:style-name="P61">DNF (RHEL, <text:span text:style-name="T248">Fedora, </text:span><text:span text:style-name="T249">CentOS, Mageia</text:span>)<text:tab/>→<text:span text:style-name="T250"> Partial support (</text:span><text:span text:style-name="T251">temporarily</text:span><text:span text:style-name="T250">)</text:span></text:p>
            </text:list-item>
            <text:list-item>
              <text:p text:style-name="P62">Pacman (Arch Linux, Manjaro)<text:tab/><text:tab/>→ <text:span text:style-name="T252">Partial support (temporarily)</text:span></text:p>
            </text:list-item>
          </text:list>
        </text:list-item>
      </text:list>
      <text:p text:style-name="P59"/>
      <text:list xml:id="list165456578907975" text:continue-numbering="true" text:style-name="L3">
        <text:list-item>
          <text:p text:style-name="P65">A packages update, if it wasn’t done before launching the script <text:span text:style-name="T253">(IMPORTANT), and a</text:span><text:span text:style-name="T254">n obsolete packages cleaning.</text:span></text:p>
        </text:list-item>
        <text:list-item>
          <text:p text:style-name="P66">The installation of <text:span text:style-name="T255">packages from the official </text:span><text:span text:style-name="T256">distribution’</text:span><text:span text:style-name="T257">s </text:span><text:span text:style-name="T258">d</text:span><text:span text:style-name="T257">epositories </text:span><text:span text:style-name="T259">via the distribution’s main package</text:span><text:span text:style-name="T263">s</text:span><text:span text:style-name="T259"> manager (APT, DNF or Pacman)</text:span><text:span text:style-name="T257">.</text:span></text:p>
        </text:list-item>
        <text:list-item>
          <text:p text:style-name="P67">The installation of <text:span text:style-name="T260">packages from the </text:span><text:span text:style-name="T261">depositories of secondary </text:span><text:span text:style-name="T262">packages manager </text:span><text:span text:style-name="T263">(</text:span><text:span text:style-name="T264">Snap, etc…</text:span><text:span text:style-name="T263">).</text:span></text:p>
        </text:list-item>
        <text:list-item>
          <text:p text:style-name="P63">The auto-removing <text:span text:style-name="T265">of obsolete package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ubuntu" svg:font-family="ubuntu"/>
    <style:font-face style:name="Lato Thin" svg:font-family="'Lato Thi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1-06T16:54:55.915042609</dc:date>
    <meta:editing-duration>PT2H15M18S</meta:editing-duration>
    <meta:editing-cycles>320</meta:editing-cycles>
    <meta:document-statistic meta:table-count="0" meta:image-count="0" meta:object-count="0" meta:page-count="3" meta:paragraph-count="67" meta:word-count="934" meta:character-count="5709" meta:non-whitespace-character-count="4848"/>
  </office:meta>
</office:document-meta>
</file>